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9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gasPlusPlu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2897660" calcext:value-type="float">
            <text:p>102897660</text:p>
          </table:table-cell>
          <table:table-cell table:formula="of:=[.C3]/2^20" office:value-type="float" office:value="98.1308555603027" calcext:value-type="float">
            <text:p>98.130855560302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2331892" calcext:value-type="float">
            <text:p>102331892</text:p>
          </table:table-cell>
          <table:table-cell table:formula="of:=[.C4]/2^20" office:value-type="float" office:value="97.5912971496582" calcext:value-type="float">
            <text:p>97.591297149658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459332" calcext:value-type="float">
            <text:p>108459332</text:p>
          </table:table-cell>
          <table:table-cell table:formula="of:=[.C5]/2^20" office:value-type="float" office:value="103.434879302979" calcext:value-type="float">
            <text:p>103.43487930297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6420060" calcext:value-type="float">
            <text:p>106420060</text:p>
          </table:table-cell>
          <table:table-cell table:formula="of:=[.C6]/2^20" office:value-type="float" office:value="101.490077972412" calcext:value-type="float">
            <text:p>101.490077972412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3:.C6])" office:value-type="float" office:value="420108944" calcext:value-type="float">
            <text:p>420108944</text:p>
          </table:table-cell>
          <table:table-cell table:formula="of:=SUM([.D3:.D6])" office:value-type="float" office:value="400.647109985352" calcext:value-type="float">
            <text:p>400.6471099853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m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802024" calcext:value-type="float">
            <text:p>17802024</text:p>
          </table:table-cell>
          <table:table-cell table:formula="of:=[.C12]/2^20" office:value-type="float" office:value="16.9773330688477" calcext:value-type="float">
            <text:p>16.977333068847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17928" calcext:value-type="float">
            <text:p>15517928</text:p>
          </table:table-cell>
          <table:table-cell table:formula="of:=[.C13]/2^20" office:value-type="float" office:value="14.7990493774414" calcext:value-type="float">
            <text:p>14.799049377441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598212" calcext:value-type="float">
            <text:p>17598212</text:p>
          </table:table-cell>
          <table:table-cell table:formula="of:=[.C14]/2^20" office:value-type="float" office:value="16.7829627990723" calcext:value-type="float">
            <text:p>16.782962799072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7864396" calcext:value-type="float">
            <text:p>17864396</text:p>
          </table:table-cell>
          <table:table-cell table:formula="of:=[.C15]/2^20" office:value-type="float" office:value="17.0368156433105" calcext:value-type="float">
            <text:p>17.0368156433105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12:.C15])" office:value-type="float" office:value="68782560" calcext:value-type="float">
            <text:p>68782560</text:p>
          </table:table-cell>
          <table:table-cell table:formula="of:=SUM([.D12:.D15])" office:value-type="float" office:value="65.5961608886719" calcext:value-type="float">
            <text:p>65.59616088867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2</text:p>
            <text:p>Cwnd++</text:p>
            <text:p>Cwnd--</text:p>
          </table:table-cell>
          <table:table-cell office:value-type="float" office:value="1" calcext:value-type="float">
            <text:p>1</text:p>
          </table:table-cell>
          <table:table-cell office:value-type="float" office:value="17761948" calcext:value-type="float">
            <text:p>1776194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330548" calcext:value-type="float">
            <text:p>8330548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282108" calcext:value-type="float">
            <text:p>17282108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7316984" calcext:value-type="float">
            <text:p>2731698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8:.C21])" office:value-type="float" office:value="70691588" calcext:value-type="float">
            <text:p>7069158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3</text:p>
            <text:p>Cwnd++</text:p>
            <text:p>Cwnd/2</text:p>
          </table:table-cell>
          <table:table-cell office:value-type="float" office:value="1" calcext:value-type="float">
            <text:p>1</text:p>
          </table:table-cell>
          <table:table-cell office:value-type="float" office:value="16319068" calcext:value-type="float">
            <text:p>1631906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193964" calcext:value-type="float">
            <text:p>15193964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406776" calcext:value-type="float">
            <text:p>17406776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960208" calcext:value-type="float">
            <text:p>139602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5:.C28])" office:value-type="float" office:value="62880016" calcext:value-type="float">
            <text:p>628800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 variável estática, tornando imediata a atualização e não apenas no a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3</text:p>
            <text:p>Cwnd++</text:p>
            <text:p>Cwnd/2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6319068" calcext:value-type="float">
            <text:p>1631906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193964" calcext:value-type="float">
            <text:p>15193964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406776" calcext:value-type="float">
            <text:p>17406776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960208" calcext:value-type="float">
            <text:p>139602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2:.C35])" office:value-type="float" office:value="62880016" calcext:value-type="float">
            <text:p>628800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1">Cwnd</text:span>=Cwnd+2</text:p>
            <text:p>Cwnd/2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6740516" calcext:value-type="float">
            <text:p>16740516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464572" calcext:value-type="float">
            <text:p>14464572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202896" calcext:value-type="float">
            <text:p>16202896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6656772" calcext:value-type="float">
            <text:p>1665677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8:.C41])" office:value-type="float" office:value="64064756" calcext:value-type="float">
            <text:p>6406475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</text:p>
            <text:p>Cwnd/Cwnd^1/3(divite pela raisz cubica)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6990144" calcext:value-type="float">
            <text:p>16990144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376564" calcext:value-type="float">
            <text:p>17376564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330348" calcext:value-type="float">
            <text:p>16330348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6148964" calcext:value-type="float">
            <text:p>1614896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4:.C47])" office:value-type="float" office:value="66846020" calcext:value-type="float">
            <text:p>668460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6568028" calcext:value-type="float">
            <text:p>1656802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391108" calcext:value-type="float">
            <text:p>15391108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337096" calcext:value-type="float">
            <text:p>16337096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124268" calcext:value-type="float">
            <text:p>20124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0:.C53])" office:value-type="float" office:value="68420500" calcext:value-type="float">
            <text:p>68420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y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5530600" calcext:value-type="float">
            <text:p>15530600</text:p>
          </table:table-cell>
          <table:table-cell table:formula="of:=[.C57]/2^20" office:value-type="float" office:value="14.8111343383789" calcext:value-type="float">
            <text:p>14.811134338378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389020" calcext:value-type="float">
            <text:p>17389020</text:p>
          </table:table-cell>
          <table:table-cell table:formula="of:=[.C58]/2^20" office:value-type="float" office:value="16.5834617614746" calcext:value-type="float">
            <text:p>16.583461761474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614068" calcext:value-type="float">
            <text:p>17614068</text:p>
          </table:table-cell>
          <table:table-cell table:formula="of:=[.C59]/2^20" office:value-type="float" office:value="16.7980842590332" calcext:value-type="float">
            <text:p>16.798084259033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6858860" calcext:value-type="float">
            <text:p>16858860</text:p>
          </table:table-cell>
          <table:table-cell table:formula="of:=[.C60]/2^20" office:value-type="float" office:value="16.0778617858887" calcext:value-type="float">
            <text:p>16.077861785888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7:.C60])" office:value-type="float" office:value="67392548" calcext:value-type="float">
            <text:p>67392548</text:p>
          </table:table-cell>
          <table:table-cell table:formula="of:=[.C61]/2^20" office:value-type="float" office:value="64.2705421447754" calcext:value-type="float">
            <text:p>64.270542144775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20min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3447220" calcext:value-type="float">
            <text:p>13447220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272692" calcext:value-type="float">
            <text:p>14272692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153580" calcext:value-type="float">
            <text:p>15153580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283148" calcext:value-type="float">
            <text:p>1428314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65:.C68])" office:value-type="float" office:value="57156640" calcext:value-type="float">
            <text:p>5715664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1880696" calcext:value-type="float">
            <text:p>21880696</text:p>
          </table:table-cell>
          <table:table-cell table:formula="of:=[.C73]/2^20" office:value-type="float" office:value="20.867057800293" calcext:value-type="float">
            <text:p>20.86705780029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3161788" calcext:value-type="float">
            <text:p>23161788</text:p>
          </table:table-cell>
          <table:table-cell table:formula="of:=[.C74]/2^20" office:value-type="float" office:value="22.0888023376465" calcext:value-type="float">
            <text:p>22.088802337646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1160300" calcext:value-type="float">
            <text:p>21160300</text:p>
          </table:table-cell>
          <table:table-cell table:formula="of:=[.C75]/2^20" office:value-type="float" office:value="20.1800346374512" calcext:value-type="float">
            <text:p>20.180034637451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526708" calcext:value-type="float">
            <text:p>20526708</text:p>
          </table:table-cell>
          <table:table-cell table:formula="of:=[.C76]/2^20" office:value-type="float" office:value="19.5757942199707" calcext:value-type="float">
            <text:p>19.575794219970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73:.C76])" office:value-type="float" office:value="86729492" calcext:value-type="float">
            <text:p>86729492</text:p>
          </table:table-cell>
          <table:table-cell table:formula="of:=[.C77]/2^20" office:value-type="float" office:value="82.7116889953613" calcext:value-type="float">
            <text:p>82.7116889953613</text:p>
          </table:table-cell>
        </table:table-row>
      </table:table>
      <table:table table:name="Veg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5305228" calcext:value-type="float">
            <text:p>115305228</text:p>
          </table:table-cell>
          <table:table-cell table:formula="of:=[.C3]/2^20" office:value-type="float" office:value="109.963634490967" calcext:value-type="float">
            <text:p>109.9636344909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269892" calcext:value-type="float">
            <text:p>108269892</text:p>
          </table:table-cell>
          <table:table-cell table:formula="of:=[.C4]/2^20" office:value-type="float" office:value="103.254215240479" calcext:value-type="float">
            <text:p>103.2542152404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1162348" calcext:value-type="float">
            <text:p>111162348</text:p>
          </table:table-cell>
          <table:table-cell table:formula="of:=[.C5]/2^20" office:value-type="float" office:value="106.012676239014" calcext:value-type="float">
            <text:p>106.01267623901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86428" calcext:value-type="float">
            <text:p>109786428</text:p>
          </table:table-cell>
          <table:table-cell table:formula="of:=[.C6]/2^20" office:value-type="float" office:value="104.700496673584" calcext:value-type="float">
            <text:p>104.700496673584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3:.C6])" office:value-type="float" office:value="444523896" calcext:value-type="float">
            <text:p>444523896</text:p>
          </table:table-cell>
          <table:table-cell table:formula="of:=SUM([.D3:.D6])" office:value-type="float" office:value="423.931022644043" calcext:value-type="float">
            <text:p>423.9310226440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7068708" calcext:value-type="float">
            <text:p>7068708</text:p>
          </table:table-cell>
          <table:table-cell table:formula="of:=[.C11]/2^20" office:value-type="float" office:value="6.74124526977539" calcext:value-type="float">
            <text:p>6.7412452697753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952284" calcext:value-type="float">
            <text:p>6952284</text:p>
          </table:table-cell>
          <table:table-cell table:formula="of:=[.C12]/2^20" office:value-type="float" office:value="6.63021469116211" calcext:value-type="float">
            <text:p>6.6302146911621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068708" calcext:value-type="float">
            <text:p>7068708</text:p>
          </table:table-cell>
          <table:table-cell table:formula="of:=[.C13]/2^20" office:value-type="float" office:value="6.74124526977539" calcext:value-type="float">
            <text:p>6.7412452697753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504164" calcext:value-type="float">
            <text:p>7504164</text:p>
          </table:table-cell>
          <table:table-cell table:formula="of:=[.C14]/2^20" office:value-type="float" office:value="7.15652847290039" calcext:value-type="float">
            <text:p>7.1565284729003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1:.C14])" office:value-type="float" office:value="28593864" calcext:value-type="float">
            <text:p>28593864</text:p>
          </table:table-cell>
          <table:table-cell table:formula="of:=[.C15]/2^20" office:value-type="float" office:value="27.2692337036133" calcext:value-type="float">
            <text:p>27.2692337036133</text:p>
          </table:table-cell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5305228" calcext:value-type="float">
            <text:p>115305228</text:p>
          </table:table-cell>
          <table:table-cell table:formula="of:=[.C3]/2^20" office:value-type="float" office:value="109.963634490967" calcext:value-type="float">
            <text:p>109.9636344909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269892" calcext:value-type="float">
            <text:p>108269892</text:p>
          </table:table-cell>
          <table:table-cell table:formula="of:=[.C4]/2^20" office:value-type="float" office:value="103.254215240479" calcext:value-type="float">
            <text:p>103.2542152404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1162348" calcext:value-type="float">
            <text:p>111162348</text:p>
          </table:table-cell>
          <table:table-cell table:formula="of:=[.C5]/2^20" office:value-type="float" office:value="106.012676239014" calcext:value-type="float">
            <text:p>106.01267623901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86428" calcext:value-type="float">
            <text:p>109786428</text:p>
          </table:table-cell>
          <table:table-cell table:formula="of:=[.C6]/2^20" office:value-type="float" office:value="104.700496673584" calcext:value-type="float">
            <text:p>104.700496673584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3:.C6])" office:value-type="float" office:value="444523896" calcext:value-type="float">
            <text:p>444523896</text:p>
          </table:table-cell>
          <table:table-cell table:formula="of:=SUM([.D3:.D6])" office:value-type="float" office:value="423.931022644043" calcext:value-type="float">
            <text:p>423.9310226440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224620" calcext:value-type="float">
            <text:p>20224620</text:p>
          </table:table-cell>
          <table:table-cell table:formula="of:=[.C12]/2^20" office:value-type="float" office:value="19.2877006530762" calcext:value-type="float">
            <text:p>19.287700653076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624548" calcext:value-type="float">
            <text:p>16624548</text:p>
          </table:table-cell>
          <table:table-cell table:formula="of:=[.C13]/2^20" office:value-type="float" office:value="15.8544044494629" calcext:value-type="float">
            <text:p>15.854404449462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8233316" calcext:value-type="float">
            <text:p>18233316</text:p>
          </table:table-cell>
          <table:table-cell table:formula="of:=[.C14]/2^20" office:value-type="float" office:value="17.3886451721191" calcext:value-type="float">
            <text:p>17.388645172119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7431956" calcext:value-type="float">
            <text:p>17431956</text:p>
          </table:table-cell>
          <table:table-cell table:formula="of:=[.C15]/2^20" office:value-type="float" office:value="16.6244087219238" calcext:value-type="float">
            <text:p>16.6244087219238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12:.C15])" office:value-type="float" office:value="72514440" calcext:value-type="float">
            <text:p>72514440</text:p>
          </table:table-cell>
          <table:table-cell table:formula="of:=SUM([.D12:.D15])" office:value-type="float" office:value="69.155158996582" calcext:value-type="float">
            <text:p>69.155158996582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92364" calcext:value-type="float">
            <text:p>13892364</text:p>
          </table:table-cell>
          <table:table-cell table:formula="of:=[.C24]/2^20" office:value-type="float" office:value="13.2487907409668" calcext:value-type="float">
            <text:p>13.248790740966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630788" calcext:value-type="float">
            <text:p>13630788</text:p>
          </table:table-cell>
          <table:table-cell table:formula="of:=[.C25]/2^20" office:value-type="float" office:value="12.9993324279785" calcext:value-type="float">
            <text:p>12.999332427978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3682196" calcext:value-type="float">
            <text:p>13682196</text:p>
          </table:table-cell>
          <table:table-cell table:formula="of:=[.C26]/2^20" office:value-type="float" office:value="13.0483589172363" calcext:value-type="float">
            <text:p>13.048358917236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6270740" calcext:value-type="float">
            <text:p>16270740</text:p>
          </table:table-cell>
          <table:table-cell table:formula="of:=[.C27]/2^20" office:value-type="float" office:value="15.5169868469238" calcext:value-type="float">
            <text:p>15.51698684692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4:.C27])" office:value-type="float" office:value="57476088" calcext:value-type="float">
            <text:p>57476088</text:p>
          </table:table-cell>
          <table:table-cell table:formula="of:=[.C28]/2^20" office:value-type="float" office:value="54.8134689331055" calcext:value-type="float">
            <text:p>54.813468933105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7209324" calcext:value-type="float">
            <text:p>7209324</text:p>
          </table:table-cell>
          <table:table-cell table:formula="of:=[.C33]/2^20" office:value-type="float" office:value="6.87534713745117" calcext:value-type="float">
            <text:p>6.875347137451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033932" calcext:value-type="float">
            <text:p>7033932</text:p>
          </table:table-cell>
          <table:table-cell table:formula="of:=[.C34]/2^20" office:value-type="float" office:value="6.70808029174805" calcext:value-type="float">
            <text:p>6.7080802917480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486020" calcext:value-type="float">
            <text:p>7486020</text:p>
          </table:table-cell>
          <table:table-cell table:formula="of:=[.C35]/2^20" office:value-type="float" office:value="7.13922500610352" calcext:value-type="float">
            <text:p>7.1392250061035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552548" calcext:value-type="float">
            <text:p>7552548</text:p>
          </table:table-cell>
          <table:table-cell table:formula="of:=[.C36]/2^20" office:value-type="float" office:value="7.20267105102539" calcext:value-type="float">
            <text:p>7.2026710510253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3:.C36])" office:value-type="float" office:value="29281824" calcext:value-type="float">
            <text:p>29281824</text:p>
          </table:table-cell>
          <table:table-cell table:formula="of:=[.C37]/2^20" office:value-type="float" office:value="27.9253234863281" calcext:value-type="float">
            <text:p>27.9253234863281</text:p>
          </table:table-cell>
        </table:table-row>
      </table:table>
      <table:table table:name="CUB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5305228" calcext:value-type="float">
            <text:p>115305228</text:p>
          </table:table-cell>
          <table:table-cell table:formula="of:=[.C3]/2^20" office:value-type="float" office:value="109.963634490967" calcext:value-type="float">
            <text:p>109.9636344909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269892" calcext:value-type="float">
            <text:p>108269892</text:p>
          </table:table-cell>
          <table:table-cell table:formula="of:=[.C4]/2^20" office:value-type="float" office:value="103.254215240479" calcext:value-type="float">
            <text:p>103.2542152404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1162348" calcext:value-type="float">
            <text:p>111162348</text:p>
          </table:table-cell>
          <table:table-cell table:formula="of:=[.C5]/2^20" office:value-type="float" office:value="106.012676239014" calcext:value-type="float">
            <text:p>106.01267623901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86428" calcext:value-type="float">
            <text:p>109786428</text:p>
          </table:table-cell>
          <table:table-cell table:formula="of:=[.C6]/2^20" office:value-type="float" office:value="104.700496673584" calcext:value-type="float">
            <text:p>104.700496673584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3:.C6])" office:value-type="float" office:value="444523896" calcext:value-type="float">
            <text:p>444523896</text:p>
          </table:table-cell>
          <table:table-cell table:formula="of:=SUM([.D3:.D6])" office:value-type="float" office:value="423.931022644043" calcext:value-type="float">
            <text:p>423.9310226440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3667476" calcext:value-type="float">
            <text:p>13667476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162616" calcext:value-type="float">
            <text:p>13162616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379584" calcext:value-type="float">
            <text:p>11379584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6406704" calcext:value-type="float">
            <text:p>164067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4:.C17])" office:value-type="float" office:value="54616380" calcext:value-type="float">
            <text:p>5461638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0704468" calcext:value-type="float">
            <text:p>20704468</text:p>
          </table:table-cell>
          <table:table-cell table:formula="of:=[.C22]/2^20" office:value-type="float" office:value="19.7453193664551" calcext:value-type="float">
            <text:p>19.745319366455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9317388" calcext:value-type="float">
            <text:p>19317388</text:p>
          </table:table-cell>
          <table:table-cell table:formula="of:=[.C23]/2^20" office:value-type="float" office:value="18.4224967956543" calcext:value-type="float">
            <text:p>18.422496795654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126484" calcext:value-type="float">
            <text:p>20126484</text:p>
          </table:table-cell>
          <table:table-cell table:formula="of:=[.C24]/2^20" office:value-type="float" office:value="19.1941108703613" calcext:value-type="float">
            <text:p>19.194110870361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8605508" calcext:value-type="float">
            <text:p>18605508</text:p>
          </table:table-cell>
          <table:table-cell table:formula="of:=[.C25]/2^20" office:value-type="float" office:value="17.743595123291" calcext:value-type="float">
            <text:p>17.74359512329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2:.C25])" office:value-type="float" office:value="78753848" calcext:value-type="float">
            <text:p>78753848</text:p>
          </table:table-cell>
          <table:table-cell table:formula="of:=[.C26]/2^20" office:value-type="float" office:value="75.1055221557617" calcext:value-type="float">
            <text:p>75.1055221557617</text:p>
          </table:table-cell>
        </table:table-row>
      </table:table>
      <table:table table:name="BB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5305228" calcext:value-type="float">
            <text:p>115305228</text:p>
          </table:table-cell>
          <table:table-cell table:formula="of:=[.C3]/2^20" office:value-type="float" office:value="109.963634490967" calcext:value-type="float">
            <text:p>109.9636344909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269892" calcext:value-type="float">
            <text:p>108269892</text:p>
          </table:table-cell>
          <table:table-cell table:formula="of:=[.C4]/2^20" office:value-type="float" office:value="103.254215240479" calcext:value-type="float">
            <text:p>103.2542152404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1162348" calcext:value-type="float">
            <text:p>111162348</text:p>
          </table:table-cell>
          <table:table-cell table:formula="of:=[.C5]/2^20" office:value-type="float" office:value="106.012676239014" calcext:value-type="float">
            <text:p>106.01267623901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86428" calcext:value-type="float">
            <text:p>109786428</text:p>
          </table:table-cell>
          <table:table-cell table:formula="of:=[.C6]/2^20" office:value-type="float" office:value="104.700496673584" calcext:value-type="float">
            <text:p>104.700496673584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3:.C6])" office:value-type="float" office:value="444523896" calcext:value-type="float">
            <text:p>444523896</text:p>
          </table:table-cell>
          <table:table-cell table:formula="of:=SUM([.D3:.D6])" office:value-type="float" office:value="423.931022644043" calcext:value-type="float">
            <text:p>423.9310226440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533276" calcext:value-type="float">
            <text:p>1533276</text:p>
          </table:table-cell>
          <table:table-cell table:formula="of:=[.C14]/2^20" office:value-type="float" office:value="1.46224594116211" calcext:value-type="float">
            <text:p>1.4622459411621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103300" calcext:value-type="float">
            <text:p>2103300</text:p>
          </table:table-cell>
          <table:table-cell table:formula="of:=[.C15]/2^20" office:value-type="float" office:value="2.00586318969727" calcext:value-type="float">
            <text:p>2.0058631896972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71604" calcext:value-type="float">
            <text:p>2771604</text:p>
          </table:table-cell>
          <table:table-cell table:formula="of:=[.C16]/2^20" office:value-type="float" office:value="2.64320755004883" calcext:value-type="float">
            <text:p>2.643207550048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620404" calcext:value-type="float">
            <text:p>2620404</text:p>
          </table:table-cell>
          <table:table-cell table:formula="of:=[.C17]/2^20" office:value-type="float" office:value="2.4990119934082" calcext:value-type="float">
            <text:p>2.499011993408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4:.C17])" office:value-type="float" office:value="9028584" calcext:value-type="float">
            <text:p>9028584</text:p>
          </table:table-cell>
          <table:table-cell table:formula="of:=[.C18]/2^20" office:value-type="float" office:value="8.61032867431641" calcext:value-type="float">
            <text:p>8.61032867431641</text:p>
          </table:table-cell>
        </table:table-row>
      </table:table>
      <table:table table:name="Consolidacao" table:style-name="ta1">
        <table:shapes>
          <draw:frame draw:z-index="0" draw:style-name="gr1" draw:text-style-name="P1" svg:width="15.999cm" svg:height="8.999cm" svg:x="1.928cm" svg:y="0.1cm">
            <draw:object draw:notify-on-update-of-ranges="Consolidacao.A2:Consolidacao.A6 Consolidacao.B1:Consolidacao.B1 Consolidacao.B2:Consolidacao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.D77]" office:value-type="float" office:value="82.7116889953613" calcext:value-type="float">
            <text:p>82.7116889953613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15]" office:value-type="float" office:value="27.2692337036133" calcext:value-type="float">
            <text:p>27.2692337036133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37]" office:value-type="float" office:value="27.9253234863281" calcext:value-type="float">
            <text:p>27.9253234863281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26]" office:value-type="float" office:value="75.1055221557617" calcext:value-type="float">
            <text:p>75.1055221557617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18]" office:value-type="float" office:value="8.61032867431641" calcext:value-type="float">
            <text:p>8.61032867431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20:00:57.215465030</meta:creation-date>
    <dc:date>2023-09-14T18:39:09.865000000</dc:date>
    <meta:editing-duration>PT2H6M22S</meta:editing-duration>
    <meta:editing-cycles>11</meta:editing-cycles>
    <meta:generator>LibreOffice/7.4.2.3$Windows_X86_64 LibreOffice_project/382eef1f22670f7f4118c8c2dd222ec7ad009daf</meta:generator>
    <meta:document-statistic meta:table-count="6" meta:cell-count="39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Dumbell 4Fluxos</text:p>
        </chart:title>
        <chart:subtitle svg:x="5.647cm" svg:y="1.302cm" chart:style-name="ch3">
          <text:p>30 min/ErrorRate = 0.00001</text:p>
        </chart:subtitle>
        <chart:legend chart:legend-position="end" svg:x="13.887cm" svg:y="4.205cm" style:legend-expansion="high" chart:style-name="ch4"/>
        <chart:plot-area chart:style-name="ch5" table:cell-range-address="Consolidacao.A1:Consolidacao.B6" chart:data-source-has-labels="both" svg:x="1.314cm" svg:y="2.155cm" svg:width="12.253cm" svg:height="5.701cm">
          <chart:coordinate-region svg:x="3.082cm" svg:y="2.795cm" svg:width="10.289cm" svg:height="4.422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.A2:Consolidacao.A6"/>
          </chart:axis>
          <chart:axis chart:dimension="y" chart:name="primary-y" chart:style-name="ch8">
            <chart:title svg:x="6.369cm" svg:y="8.037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.B2:Consolidacao.B6" chart:label-cell-address="Consolidacao.B1:Consolidacao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.B1:Consolidaca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.A2:Consolidacao.A6</svg:desc>
                </draw:g>
              </table:table-cell>
              <table:table-cell office:value-type="float" office:value="82.7116889953613">
                <text:p>82.7116889953613</text:p>
                <draw:g>
                  <svg:desc>Consolidacao.B2:Consolidacao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27.2692337036133">
                <text:p>27.2692337036133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27.9253234863281">
                <text:p>27.925323486328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75.1055221557617">
                <text:p>75.1055221557617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8.61032867431641">
                <text:p>8.61032867431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